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6.05   |   <text:a xlink:type="simple" xlink:href="http://palinfo.habago.org/Entry?Command=Information_PrintForum#FORUM40404"><text:span text:style-name="T1">#</text:span></text:a></text:p>
      <text:p text:style-name="P2">《動物權與動物福利小百科》簡介</text:p>
      <text:p text:style-name="P2">Marc Bekoff（本書作者）</text:p>
      <text:p text:style-name="P2">譯者：陳真</text:p>
      <text:p text:style-name="P2"/>
      <text:p text:style-name="P2"/>
      <text:p text:style-name="P2">在邁向二十一世紀的今天，人與「非人的動物」（以下簡稱「動物」）之互動關係，也越來越受到重視，因為其中顯然牽涉到許多值得關注而迫切的重要議題。基本上，儘管大多數人認為動物之於人相當重要，因此我們必須關心牠們的福利，但是，關於人對於動物該負有些什麼樣的「義務」—如果有這樣一個東西的話—卻眾說紛紜。</text:p>
      <text:p text:style-name="P2"/>
      <text:p text:style-name="P2">關心這些問題的人們，有時在同樣資訊下各有不同的結論；有時在不同資訊下卻有著同樣的看法。之所以會有這樣的現象，乃是因為關心動物人士來自各行各業（比方說學術界人士與非學術界人士之分），或來自不同專業領域。本書涵蓋了大部份領域，包括社會、政治、教育、哲學、心理學、法律、動物學（zoology）、動物行為學（ethology）、生態學、神學、人類學、社會學、史學、傳記類、獸醫學、人種學（ethnology）和公衛等等。我認為，以一種容易閱讀的參考書形式來收集這方面的各種資訊，是很重要的一個工作。</text:p>
      <text:p text:style-name="P2"/>
      <text:p text:style-name="P2">我們如果希望能夠在人與動物的互動關係上，形成一些比較合理的看法，就必須促成不同領域的學者專家來共襄盛舉，一起來討論各種相關議題。當然，觀念的進展更必須建立在一種開放的態度上，尊重各方觀點。我希望本書確實成功地呈現了所有面向的觀點。當然，努力找到一個平衡點還是很重要，因為，其中牽涉太多艱難且極具爭議性的問題。</text:p>
      <text:p text:style-name="P2"/>
      <text:p text:style-name="P2">「敵我二分」的討論模式並不太管用，因為那往往只是讓各方觀點之間顯得更為疏離，而非整合。人們之間能夠尊重彼此的看法是很重要的。同樣地，我們也該尊重與我們一起生活在這地球上的動物。尊重所有動物生命的尊嚴，應該就是人類與動物相處的一個立足點。因此，我希望，我和其他作者們的看法，確實涵蓋了所有相關層面，包括理論與實務，並且運用了各種知識，包括從實驗室或野外動物身上觀察得來的知識。所有類型的知識當然都很重要，但是，呈現動物生活的複雜性、多元與豐富性的諸多相關知識，卻經常是由觀察野外動物的生活得來。（xiv）</text:p>
      <text:p text:style-name="P2"/>
      <text:p text:style-name="P2">另外必須強調的是，人類在各種活動中，有一段漫長而豐富且多樣化的使用動物的歷史。關於這點，我收錄了一些比較具有代表性的傳記式描述，希望能勾勒出這段豐富而多樣化的歷史傳統之大概面貌。不過，我還是必須在「誰」該被收錄的這問題上做點困難的抉擇。簡單說，我決定不收錄任何還活著的人。（至於那些曾做出重大貢獻而且還活著的人，在許多條目裏都還是有提到。）</text:p>
      <text:p text:style-name="P2"/>
      <text:p text:style-name="P2">這本百科全書，大約就像個貝殼那樣，在它厚厚相隔的前後書頁中，首度概括了所有相關動物議題。我希望它能清楚指出人類對於這個世界所應負有的獨特責任，而且，這樣的責任應該被嚴肅看待。我們和動物就像合夥企業的夥伴那樣，應該學習如何互信互重。</text:p>
      <text:p text:style-name="P2"/>
      <text:p text:style-name="P2">另一方面，動物也促進了人們之間的交流，並且幫助我們了解人類在這個複雜卻令人敬畏的星球上所處的位置。如果我們忘記了我們和其他動物都只是同一個地球的一部份，如果我們忘記了我們和其他動物在很多方面有著深刻的連結和互動關係，那麼，一旦這個關係搞砸了，一旦動物跟人類有所隔閡，進而被人類所任意宰割時，我們或許才會深深體會到，動物之於我們是多麼重要。我們之需要牠們，顯然遠遠多於劫後餘生的動物之需要我們。萬一到了這樣的地步，這個星球上的此一「血肉相連」的基本精神，也將永遠遺落，取而代之的是一個貧瘠荒涼的世界。這就像保羅席派德（Paul Shepard）所寫的：　</text:p>
      <text:p text:style-name="P2"/>
      <text:p text:style-name="P2">我們對動物有著一種深切而無可逃避的需要，這種需要，舉世皆然。那是一種無可取代的迫切需要，它既不抽象，也不風花雪月，更不是一種無可觸摸的慾望。它當然也不是出於不甘寂寞，更不是一種對於海市蜃樓般的樂園之嚮往。….相反地，在型塑我們的人格內涵和社會意識上，動物扮演了一個極其重要的角色。在我們意識成長的每一個步驟裏，動物都參與其中。毫無疑問地，我們如果能成為一個完整的「人」，動物必然佔有重要的一席之地。（註一）</text:p>
      <text:p text:style-name="P2"/>
      <text:p text:style-name="P2"/>
      <text:p text:style-name="P2">這本百科全書的條目，是從無數的書籍和文章中按照各種主題挑選而來。讀者大抵能從本書的「文獻資料」（Sources）部份，按字母順序，迅速地掌握各種重要主題。其中每個條目，自然也都代表著動物福利或動物權方面的重要討論方向，讀者並且也能在豐富的「索引」（Index）和「文獻資料」這兩部份中找到它們。（xv）</text:p>
      <text:p text:style-name="P2"/>
      <text:p text:style-name="P2">本書條目按字母排列，文中並以星字號（＊）標示「對照參考」。「參見」一詞，則是提醒讀者去閱讀其它相關主題。另外也有獨立成章的「文獻資料」和各種相關動物機構的「附錄」（Appendix），以及重要歷史事件年表（Chronology）。讀者可藉此做進一步研究，以便能在特定主題上尋求更多資訊。必須注意的是，每個條目當然都不是完整的作品，條目後面所選錄的參考資料，也當然都不齊全。事實上，條目本身和種種參考資料，都只是進一步研究的一個起點，就好像起火用的木材一樣，讀者可以利用它們來點燃更大的火燄。</text:p>
      <text:p text:style-name="P2">　　　　　　　　　　　　　　　　　　　　　　　　　</text:p>
      <text:p text:style-name="P2">註一：Paul Shepard, Traces of an Omnivore (Washington, DC: Island Press, 1996),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